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Text_20_body" style:list-style-name="WW8Num7"/>
    <style:style style:name="P8" style:family="paragraph" style:parent-style-name="Text_20_body" style:list-style-name="WW8Num2"/>
    <style:style style:name="P9" style:family="paragraph" style:parent-style-name="Text_20_body" style:list-style-name="L1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hopping Share List<text:line-break/>Caso de Uso: Login com Credenciais</text:h>
      <text:h text:style-name="Heading_20_1" text:outline-level="1">Descrição</text:h>
      <text:p text:style-name="Text_20_body">Como um Usuário, eu quero ser capaz de realizar login no sistema usando minhas credenciais, de modo que eu possa acessar o conteúdo relativo a minha conta.</text:p>
      <text:h text:style-name="Heading_20_1" text:outline-level="1">Descrição dos Atores</text:h>
      <text:h text:style-name="Heading_20_2" text:outline-level="2">Usuário</text:h>
      <text:h text:style-name="Heading_20_1" text:outline-level="1">Pré-Condições</text:h>
      <text:p text:style-name="Text_20_body">O usuário deve ter suas credenciais cadastradas no sistema;</text:p>
      <text:p text:style-name="Text_20_body">O usuário não tem uma sessão aberta no momento de acesso ao sistema.</text:p>
      <text:h text:style-name="Heading_20_1" text:outline-level="1">Fluxo Básico de Eventos</text:h>
      <text:list xml:id="list1638288311400237826" text:style-name="WW8Num7">
        <text:list-item>
          <text:p text:style-name="P7">O caso de uso começa quando o ator <text:s/>Usuário acessa o sistema...</text:p>
        </text:list-item>
        <text:list-item>
          <text:p text:style-name="P7">A tela de Login deve ser mostrada ao usuário</text:p>
        </text:list-item>
        <text:list-item>
          <text:p text:style-name="P7">O <text:s/>usuário preenche o campo de E-mail e clica Prosseguir</text:p>
        </text:list-item>
        <text:list-item>
          <text:p text:style-name="P7">O <text:s/>usuário preenche o campo de Senha e clica em Prosseguir</text:p>
        </text:list-item>
        <text:list-item>
          <text:p text:style-name="P7">O usuário é direcionado à página de Dashboard de sua conta</text:p>
        </text:list-item>
        <text:list-item>
          <text:p text:style-name="P7">O caso de uso acaba</text:p>
        </text:list-item>
      </text:list>
      <text:h text:style-name="Heading_20_1" text:outline-level="1">Fluxos Alternativos</text:h>
      <text:h text:style-name="Heading_20_2" text:outline-level="2">E-mail não cadastrado no sistema</text:h>
      <text:p text:style-name="Text_20_body">Se no passo 3 do fluxo básico o Usuário insere um e-mail que não está cadastrado no sistema, então </text:p>
      <text:list xml:id="list8307271679133756524" text:style-name="WW8Num2">
        <text:list-item>
          <text:p text:style-name="P8">Uma mensagem indicando esse problema deve aparecer na tela de Login <text:s/></text:p>
        </text:list-item>
        <text:list-item>
          <text:p text:style-name="P8">O caso de uso se continua no passo 2</text:p>
        </text:list-item>
      </text:list>
      <text:h text:style-name="Heading_20_2" text:outline-level="2"><text:s/>Senha informada não é compatível com e-mail</text:h>
      <text:p text:style-name="Text_20_body">Se no passo 4 do fluxo básico o Usuário insere uma senha que não é compatível com o e-mail informado no passo 3, então </text:p>
      <text:list xml:id="list30257233" text:continue-list="list8307271679133756524" text:style-name="WW8Num2">
        <text:list-item text:start-value="1">
          <text:p text:style-name="P8">Uma mensagem indicando esse problema deve aparecer na tela de Login <text:s/></text:p>
        </text:list-item>
        <text:list-item>
          <text:p text:style-name="P8">O caso de uso se continua no passo 2</text:p>
        </text:list-item>
      </text:list>
      <text:h text:style-name="Heading_20_2" text:outline-level="2">Sessão do usuário já aberta</text:h>
      <text:p text:style-name="Text_20_body">Se no passo 4 do fluxo básico, verificar-se que o Usuário já está logado no sistema no momento, então</text:p>
      <text:list xml:id="list413151867409268925" text:style-name="L1">
        <text:list-item>
          <text:p text:style-name="P9">A tela de Seleção de Device deve ser mostrada, perguntando se o usuário deseja utilizar o sistema nesse device, encerrando as atividades no outro device</text:p>
        </text:list-item>
        <text:list-item>
          <text:p text:style-name="P9">Se o usuário desejar mudar de device, continue o caso de uso no passo 5; se não, uma mensagem informando que as atividade continuarão no outro device deve aparecer.</text:p>
        </text:list-item>
      </text:list>
      <text:p text:style-name="Text_20_body"><text:tab/></text:p>
      <text:h text:style-name="Heading_20_1" text:outline-level="1"><text:soft-page-break/>Pós-condições</text:h>
      <text:h text:style-name="Heading_20_2" text:outline-level="2">Uma sessão é aberta no login daquele usuário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name-complex="Arial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0854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1.655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C" style:family="table-column">
      <style:table-column-properties style:column-width="1.683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Shopping Share List</text:p>
            </table:table-cell>
            <table:table-cell table:style-name="Table2.B1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Standard"><text:span text:style-name="MT1">Especificação de Caso de Uso: Login com Credenciais</text:span></text:p>
            </table:table-cell>
            <table:table-cell table:style-name="Table2.B1" office:value-type="string">
              <text:p text:style-name="MP1"><text:s text:c="2"/>Data: <text:s/>&lt;04/10/2015&gt;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use-case name&gt;</dc:title>
    <dc:subject>&lt;project&gt;</dc:subject>
    <meta:initial-creator>João  Farias</meta:initial-creator>
    <meta:creation-date>2015-10-04T09:35:54.90</meta:creation-date>
    <dc:creator>João  Farias</dc:creator>
    <dc:date>2015-10-04T10:09:16.22</dc:date>
    <meta:editing-cycles>4</meta:editing-cycles>
    <meta:editing-duration>P2171DT9H59M28S</meta:editing-duration>
    <meta:generator>OpenOffice/4.1.1$Win32 OpenOffice.org_project/411m6$Build-9775</meta:generator>
    <meta:document-statistic meta:table-count="2" meta:image-count="0" meta:object-count="0" meta:page-count="2" meta:paragraph-count="35" meta:word-count="350" meta:character-count="1878"/>
  </office:meta>
</office:document-meta>
</file>